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75e" officeooo:paragraph-rsid="00038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ql -d fdd2db -c "select user_id, genre, AVG(time_between_rates) as average from (select user_id, genre, (date-previous_rate)::interval as time_between_rates from (select user_id, genre_array[1] as genre, row_num, date, previous_rate from (select user_id, regexp_split_to_array(genres, '\|') as genre_array, row_number() over (partition by user_id order by date asc) row_num, date, lag(date) over (partition by user_id order by date asc) previous_rate from ratings_test left join movies on movie_id = id) as sbq1) as sbq2 where previous_rate is not null) as sbq3 group by genre,user_id order by genre,average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6:17:33.454251107</meta:creation-date>
    <dc:date>2022-09-28T16:17:54.676912720</dc:date>
    <meta:editing-duration>PT25S</meta:editing-duration>
    <meta:editing-cycles>1</meta:editing-cycles>
    <meta:document-statistic meta:table-count="0" meta:image-count="0" meta:object-count="0" meta:page-count="1" meta:paragraph-count="1" meta:word-count="80" meta:character-count="610" meta:non-whitespace-character-count="531"/>
    <meta:generator>LibreOffice/7.3.5.2$Linux_X86_64 LibreOffice_project/30$Build-2</meta:generator>
  </office:meta>
</office:document-meta>
</file>